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27cm" svg:x="1.127cm" svg:y="3.286cm">
          <text:p text:style-name="P1">Your Comput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4.699cm" svg:height="1.397cm" svg:x="5.191cm" svg:y="3.286cm">
          <text:p text:style-name="P2"><text:span text:style-name="T1">Request for example.c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5.207cm" svg:height="3.175cm" svg:x="9.89cm" svg:y="2.397cm">
          <text:p text:style-name="P3">Your ISP DNS Serv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draw:layer="layout" svg:width="4.572cm" svg:height="3.302cm" svg:x="18.526cm" svg:y="2.27cm">
          <text:p text:style-name="P3"><text:span text:style-name="T2">Root DNS Serv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3.175cm" svg:height="1.016cm" svg:x="15.224cm" svg:y="3.413cm">
          <text:p text:style-name="P2">Example.com?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413cm" svg:height="2.159cm" svg:x="18.906cm" svg:y="5.57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3" draw:text-style-name="P1" draw:layer="layout" svg:width="0.001cm" svg:height="0.127cm" svg:x="23.098cm" svg:y="7.22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text-style-name="P4" draw:layer="layout" svg:width="6.223cm" svg:height="1.309cm" svg:x="18.301cm" svg:y="7.47cm">
          <draw:text-box>
            <text:p text:style-name="P3"><text:span text:style-name="T1">Example.com names are at ns.example.com</text:span></text:p>
          </draw:text-box>
        </draw:frame>
        <draw:custom-shape draw:style-name="gr1" draw:text-style-name="P3" draw:layer="layout" svg:width="4.064cm" svg:height="2.794cm" svg:x="6.842cm" svg:y="5.572cm">
          <text:p text:style-name="P3">ns.example.com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draw:layer="layout" svg:width="4.953cm" svg:height="3.175cm" svg:x="14.081cm" svg:y="5.318cm">
          <text:p text:style-name="P3">Your ISP DNS Serv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3.175cm" svg:height="1.016cm" svg:x="10.905cm" svg:y="6.461cm">
          <text:p text:style-name="P2">Example.com?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524cm" svg:height="1.397cm" svg:x="7.477cm" svg:y="8.36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5" draw:text-style-name="P5" draw:layer="layout" svg:width="3.683cm" svg:height="1.487cm" svg:x="6.715cm" svg:y="9.636cm">
          <draw:text-box>
            <text:p text:style-name="P5"><text:span text:style-name="T2">Example.com is at 169.141.22.22</text:span></text:p>
          </draw:text-box>
        </draw:frame>
        <draw:custom-shape draw:style-name="gr1" draw:text-style-name="P3" draw:layer="layout" svg:width="4.953cm" svg:height="3.175cm" svg:x="2.524cm" svg:y="7.731cm">
          <text:p text:style-name="P3">Your ISP DNS Serv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draw:layer="layout" svg:width="1.905cm" svg:height="4.064cm" svg:x="2.016cm" svg:y="4.5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5" draw:layer="layout" svg:width="3.175cm" svg:height="2.105cm" svg:x="3.36cm" svg:y="5.66cm">
          <draw:text-box>
            <text:p text:style-name="P5"><text:span text:style-name="T2">Example.com is at 169.141.22.2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J Vanderpoel</meta:initial-creator>
    <meta:creation-date>2011-07-02T13:32:29</meta:creation-date>
    <dc:date>2011-07-02T14:01:28</dc:date>
    <dc:creator>TJ Vanderpoel</dc:creator>
    <meta:editing-duration>PT13M49S</meta:editing-duration>
    <meta:editing-cycles>1</meta:editing-cycles>
    <meta:document-statistic meta:object-count="16"/>
    <meta:generator>LibreOffice/3.4$Unix LibreOffice_project/340m1$Build-12</meta:generator>
  </office:meta>
</office:document-meta>
</file>